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29c2" officeooo:paragraph-rsid="000029c2"/>
    </style:style>
    <style:style style:name="P2" style:family="paragraph" style:parent-style-name="Standard" style:list-style-name="L1">
      <style:text-properties officeooo:rsid="000029c2" officeooo:paragraph-rsid="000029c2"/>
    </style:style>
    <style:style style:name="P3" style:family="paragraph" style:parent-style-name="Standard" style:list-style-name="L2">
      <style:text-properties officeooo:rsid="000029c2" officeooo:paragraph-rsid="000029c2"/>
    </style:style>
    <style:style style:name="P4" style:family="paragraph" style:parent-style-name="Standard" style:list-style-name="L3">
      <style:text-properties officeooo:rsid="000029c2" officeooo:paragraph-rsid="000029c2"/>
    </style:style>
    <style:style style:name="P5" style:family="paragraph" style:parent-style-name="Standard" style:list-style-name="L4">
      <style:text-properties officeooo:rsid="000029c2" officeooo:paragraph-rsid="000029c2"/>
    </style:style>
    <style:style style:name="P6" style:family="paragraph" style:parent-style-name="Standard" style:list-style-name="L4">
      <style:text-properties officeooo:rsid="0002103c" officeooo:paragraph-rsid="0002103c"/>
    </style:style>
    <style:style style:name="P7" style:family="paragraph" style:parent-style-name="Standard">
      <style:text-properties officeooo:rsid="0002103c" officeooo:paragraph-rsid="0002103c"/>
    </style:style>
    <style:style style:name="P8" style:family="paragraph" style:parent-style-name="Standard" style:list-style-name="L5">
      <style:text-properties officeooo:rsid="0002103c" officeooo:paragraph-rsid="0002103c"/>
    </style:style>
    <style:style style:name="P9" style:family="paragraph" style:parent-style-name="Standard">
      <style:text-properties officeooo:rsid="0002c4dd" officeooo:paragraph-rsid="0002c4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deo 2 notes</text:p>
      <text:p text:style-name="P1"/>
      <text:p text:style-name="P1">all living things</text:p>
      <text:list xml:id="list7481027769414678967" text:style-name="L1">
        <text:list-item>
          <text:p text:style-name="P2">pretty much the same at molecular and genetic levels</text:p>
        </text:list-item>
        <text:list-item>
          <text:p text:style-name="P2">proteins and nucleic acids </text:p>
        </text:list-item>
      </text:list>
      <text:p text:style-name="P1"/>
      <text:p text:style-name="P1">eukaryotes </text:p>
      <text:list xml:id="list2704920512010220573" text:style-name="L2">
        <text:list-item>
          <text:p text:style-name="P3">complex and compartmentalized</text:p>
        </text:list-item>
        <text:list-item>
          <text:p text:style-name="P3">lysosome</text:p>
        </text:list-item>
        <text:list-item>
          <text:p text:style-name="P3">mitochondrion</text:p>
        </text:list-item>
        <text:list-item>
          <text:p text:style-name="P3">Ribosomes</text:p>
        </text:list-item>
        <text:list-item>
          <text:p text:style-name="P3">chloroplasts</text:p>
        </text:list-item>
        <text:list-item>
          <text:p text:style-name="P3">membrane structure</text:p>
        </text:list-item>
        <text:list-item>
          <text:p text:style-name="P3">true nucleus (store DNA)</text:p>
        </text:list-item>
      </text:list>
      <text:p text:style-name="P1"/>
      <text:p text:style-name="P1">prokaryotes</text:p>
      <text:list xml:id="list618092879622604628" text:style-name="L3">
        <text:list-item>
          <text:p text:style-name="P4">Cell wall slime layer</text:p>
        </text:list-item>
        <text:list-item>
          <text:p text:style-name="P4">Ribosome </text:p>
        </text:list-item>
        <text:list-item>
          <text:p text:style-name="P4">Nuclear area containing DNA free floating</text:p>
        </text:list-item>
      </text:list>
      <text:p text:style-name="P1"/>
      <text:p text:style-name="P1">both</text:p>
      <text:list xml:id="list1002363605707242148" text:style-name="L4">
        <text:list-item>
          <text:p text:style-name="P5">cell membranes</text:p>
        </text:list-item>
        <text:list-item>
          <text:p text:style-name="P5">ribosomes</text:p>
        </text:list-item>
        <text:list-item>
          <text:p text:style-name="P5">DNA material</text:p>
        </text:list-item>
        <text:list-item>
          <text:p text:style-name="P6">mitochondria common in size to prokaryotes</text:p>
        </text:list-item>
        <text:list-item>
          <text:p text:style-name="P6">organelles embosymbiosis </text:p>
        </text:list-item>
      </text:list>
      <text:p text:style-name="P7"/>
      <text:p text:style-name="P7">viruses</text:p>
      <text:list xml:id="list1637200181217638521" text:style-name="L5">
        <text:list-item>
          <text:p text:style-name="P8">smallest and simplest of microbes</text:p>
        </text:list-item>
        <text:list-item>
          <text:p text:style-name="P8">takes contact between a cell and a virus to take life</text:p>
        </text:list-item>
        <text:list-item>
          <text:p text:style-name="P8">envelope – outside of virus</text:p>
        </text:list-item>
        <text:list-item>
          <text:p text:style-name="P8">capsid – protein code </text:p>
        </text:list-item>
        <text:list-item>
          <text:p text:style-name="P8">core – contains genetic material</text:p>
        </text:list-item>
      </text:list>
      <text:p text:style-name="P7"/>
      <text:p text:style-name="P7">all need energy ATP</text:p>
      <text:p text:style-name="P7">store genetic information DNA – viruses RNA</text:p>
      <text:p text:style-name="P7"/>
      <text:p text:style-name="P9">60,000 – 80,000 human genes bacteria 2,000</text:p>
      <text:p text:style-name="P9">share 90% or more of DNA with other living species</text:p>
      <text:p text:style-name="P9">4 billion years of life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11:30:39.142000000</meta:creation-date>
    <dc:date>2017-07-09T12:03:00.633000000</dc:date>
    <meta:editing-duration>PT1M31S</meta:editing-duration>
    <meta:editing-cycles>1</meta:editing-cycles>
    <meta:document-statistic meta:table-count="0" meta:image-count="0" meta:object-count="0" meta:page-count="1" meta:paragraph-count="33" meta:word-count="140" meta:character-count="794" meta:non-whitespace-character-count="699"/>
    <meta:generator>LibreOffice/5.2.3.3$Windows_x86 LibreOffice_project/d54a8868f08a7b39642414cf2c8ef2f228f780cf</meta:generator>
  </office:meta>
</office:document-meta>
</file>